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l" fo:country="GR" fo:font-weight="bold" style:font-weight-asian="bold" style:font-weight-complex="bold"/>
    </style:style>
    <style:style style:name="P3" style:family="paragraph" style:parent-style-name="Standard">
      <style:paragraph-properties fo:text-align="justify" style:justify-single-word="false"/>
      <style:text-properties fo:language="el" fo:country="GR" fo:font-weight="bold" style:font-weight-asian="bold"/>
    </style:style>
    <style:style style:name="P4" style:family="paragraph" style:parent-style-name="Standard">
      <style:paragraph-properties fo:text-align="justify" style:justify-single-word="false"/>
      <style:text-properties fo:language="el" fo:country="GR"/>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align="justify" style:justify-single-word="false" fo:text-indent="1.251cm" style:auto-text-indent="false"/>
      <style:text-properties fo:language="el" fo:country="GR"/>
    </style:style>
    <style:style style:name="P7" style:family="paragraph" style:parent-style-name="Standard">
      <style:paragraph-properties fo:margin-left="0cm" fo:margin-right="0cm" fo:text-align="justify" style:justify-single-word="false" fo:text-indent="1.251cm" style:auto-text-indent="false"/>
    </style:style>
    <style:style style:name="P8" style:family="paragraph" style:parent-style-name="Standard" style:master-page-name="Standard">
      <style:paragraph-properties fo:text-align="center" style:justify-single-word="false" style:page-number="auto"/>
    </style:style>
    <style:style style:name="T1" style:family="text">
      <style:text-properties fo:language="el" fo:country="GR"/>
    </style:style>
    <style:style style:name="T2" style:family="text">
      <style:text-properties fo:language="el" fo:country="GR" fo:font-weight="bold" style:font-weight-asian="bold"/>
    </style:style>
    <style:style style:name="T3" style:family="text">
      <style:text-properties fo:language="el" fo:country="GR" fo:font-weight="bold" style:font-weight-asian="bold" style:font-weight-complex="bold"/>
    </style:style>
    <style:style style:name="T4" style:family="text">
      <style:text-properties fo:language="el" fo:country="GR" fo:background-color="#00ffff"/>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58%" fo:language="el" fo:country="GR" fo:font-weight="bold" style:font-weight-asian="bold"/>
    </style:style>
    <style:style style:name="T8" style:family="text">
      <style:text-properties style:text-position="super 58%" fo:language="el" fo:country="G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Γενική περιγραφή έργου ομάδας </text:span><text:span text:style-name="T6">Gym</text:span><text:span text:style-name="T3">62 Robot</text:span></text:p>
      <text:p text:style-name="P1"><text:span text:style-name="T3">«Αυτόνομο Όχημα Ανίχνευσης Θέσης Πυρκαϊάς - </text:span><text:span text:style-name="T6">Gym</text:span><text:span text:style-name="T3">62-</text:span><text:span text:style-name="T6">FireMan</text:span><text:span text:style-name="T3">»</text:span></text:p>
      <text:p text:style-name="P2"/>
      <text:p text:style-name="P1"><text:span text:style-name="T3">Από την Ομάδα Ρομποτικής του 62</text:span><text:span text:style-name="T8">ου</text:span><text:span text:style-name="T3"> Γυμνασίου της Αθήνας</text:span></text:p>
      <text:p text:style-name="P4"/>
      <text:p text:style-name="P5"><text:span text:style-name="T1"><text:tab/>Στα πλαίσια του </text:span><text:span text:style-name="T2">εθελοντικού μαθήματος πληροφορικής και ρομποτικής του 62ου γυμνασίου Αθηνών, </text:span><text:span text:style-name="T1"><text:s/>αναπτύχθηκαν διαδικασίες εισαγωγής των μαθητών στην πρακτική εφαρμογή της πληροφορικής </text:span><text:span text:style-name="T2">σε ενσωματωμένου σχεδιασμού υπολογιστές ( Arduino ) ανοιχτής αρχιτεκτονικής</text:span><text:span text:style-name="T1">.</text:span></text:p>
      <text:p text:style-name="P5"><text:span text:style-name="T1"><text:tab/>Στόχος ήταν να κατανοήσουν οι μαθητές ότι με την χρήση απλών υπολογιστών και της κατάλληλης λογικής μπορούν να ελέγξουν κατά το δοκούν οποιαδήποτε ηλεκτροδοτούμενη συσκευή.</text:span></text:p>
      <text:p text:style-name="P5"><text:span text:style-name="T1"><text:s/><text:tab/>Θεωρώντας ως δεδομένο ότι οι κανόνες προγραμματισμού και ή πρακτική εφαρμογή τους ισχύουν σε όλους τους τύπους υπολογιστών, </text:span><text:span text:style-name="T2">εφαρμόσαμε στην πράξη τις θεωρητικές γνώσεις που αποκτούν οι μαθητές μέσα από το θεσμοθετημένο μάθημα της πληροφορικής</text:span><text:span text:style-name="T1"> που διδάσκονται στο γυμνάσιο.</text:span></text:p>
      <text:p text:style-name="P5"><text:span text:style-name="T1"><text:tab/>Η πρακτική εφαρμογή της πληροφορικής σε επίπεδο ελέγχου και διασύνδεσης συσκευών, βασίζεται αναγκαστικά στην καλή κατανόηση των κανόνων του ηλεκτρισμού, αλλά και στους τρόπους που τον ελέγχουμε.</text:span></text:p>
      <text:p text:style-name="P5"><text:span text:style-name="T1"><text:tab/>Στα πρώτα μαθήματα σε κάθε έτος </text:span><text:span text:style-name="T2">σε επαφή με την ύλη της Φυσικής του Γυμνασίου</text:span><text:span text:style-name="T1">, οι μαθητές διδάσκονται τους κανόνες και τους τρόπους έλεγχου του ηλεκτρισμού σε θεωρητικό αλλά ιδιαίτερα σε πρακτικό επίπεδο, εφαρμόζοντας απλές διαδικασίες ( Δοκιμής / Σφάλματος ) έτσι ώστε να βγάζουν τα δικά τους συμπεράσματα.</text:span></text:p>
      <text:p text:style-name="P5"><text:span text:style-name="T1"><text:tab/>Κατόπιν </text:span><text:span text:style-name="T2">γίνεται θεωρητική και πρακτική διδασκαλία των ψηφιακών ηλεκτρονικών συστημάτων, αποσαφηνίζοντας με απλούς και κατανοητούς τρόπους την λειτουργία τους</text:span><text:span text:style-name="T1">.</text:span></text:p>
      <text:p text:style-name="P5"><text:span text:style-name="T1"><text:tab/></text:span><text:span text:style-name="T2">Με την χρήση της εκπαιδευτικής πλατφόρμας του Arduino εφαρμόζουμε στην πράξη όλα τα ως άνω, εκτελώντας μικρά έργα ανά κατηγορία</text:span><text:span text:style-name="T1">.</text:span></text:p>
      <text:p text:style-name="P5"><text:span text:style-name="T1"><text:tab/>Με την διαδικασία αυτή οι μαθητές αποκτούν τις εξής ικανότητες.</text:span></text:p>
      <text:p text:style-name="P4"/>
      <text:p text:style-name="P5"><text:span text:style-name="T1"><text:s/>Α. <text:tab/></text:span><text:span text:style-name="T2">Εξοικειώνονται και συντάσσουν προγράμματα με την χρήση της γλώσσας προγραμματισμού </text:span></text:p>
      <text:p text:style-name="P5"><text:span text:style-name="T2">C/C++</text:span><text:span text:style-name="T1"> ( <text:s/>Θεμελιώδη γλώσσα προγραμματισμού), και μέσω αυτού εξοικειώνονται με την χρήση των συναρτήσεων και των διαδικασιών υπολογισμού.</text:span></text:p>
      <text:p text:style-name="P5"><text:span text:style-name="T1"><text:s/></text:span></text:p>
      <text:p text:style-name="P5"><text:span text:style-name="T1">Β. <text:tab/></text:span><text:span text:style-name="T2">Εξοικειώνονται και δημιουργούν ηλεκτρικά και ηλεκτρονικά κυκλώματα</text:span><text:span text:style-name="T1">, με την χρήση πρωτογενών ηλεκτρονικών εξαρτημάτων, με ταυτόχρονη εκμάθηση βασικών κανόνων ηλεκτρονικής και κατασκευών τέτοιου είδους.</text:span></text:p>
      <text:p text:style-name="P4"/>
      <text:p text:style-name="P5"><text:span text:style-name="T1">Γ. <text:tab/></text:span><text:span text:style-name="T2">Αναπτύσσουν λογική ( Εισαγωγής / Ανάλυσης / Εφαρμογής )</text:span><text:span text:style-name="T1"> δεδομένων για την δημιουργία αυτόματων μηχανών ( Robots ).</text:span></text:p>
      <text:p text:style-name="P4"/>
      <text:p text:style-name="P5"><text:span text:style-name="T1"><text:tab/></text:span><text:span text:style-name="T2">Στο πλαίσια αυτό η ομάδα ρομποτικής του 62ου Γυμνασίου Αθηνών, μελετά και κατασκευάζει ένα <text:s/>αυτοκινούμενο όχημα, το οποίο έχει ως σκοπό να επιτηρεί και να προστατεύει ένα δάσος από πυρκαϊά, και παράλληλα να μεταδίδει τα δεδομένα διαμέσου WiFi σημείου πρόσβασης που διαθέτει ενσωματωμένο.</text:span></text:p>
      <text:p text:style-name="P3"/>
      <text:p text:style-name="P5"><text:span text:style-name="T2"><text:tab/>Το Gym62-</text:span><text:span text:style-name="T5">FireMan</text:span><text:span text:style-name="T2"> βασίστηκε σε ένα ερπυστριοφόρο σκάφος</text:span><text:span text:style-name="T1"> εκσκαφέα, το οποίο τροποποιήθηκε κατάλληλα για τις ανάγκες του έργου, ελάχιστης αξίας, κ</text:span><text:span text:style-name="T2">αι σε έναν ειδικό αισθητήρα παράταξης υπερύθρων ακτίνων.</text:span></text:p>
      <text:p text:style-name="P5"><text:span text:style-name="T1"><text:tab/></text:span></text:p>
      <text:p text:style-name="P6"><text:bookmark text:name="_GoBack"/></text:p>
      <text:p text:style-name="P7"><text:soft-page-break/><text:span text:style-name="T1">Πιο συγκεκριμένα </text:span><text:span text:style-name="T2">το όχημα θα περιστρέφεται συνεχώς γύρω από τον εαυτό του μετρώντας τα θερμικά φορτία του πεδίου ορατότητας. Εάν κατά την περιστροφή, μετρηθεί θερμικό φορτίο μεγαλύτερο από το προκαθορισμένο, τότε θα σταματάει και θα κινείται προς αυτό, διορθώνοντάς συνεχώς την πορεία του</text:span><text:span text:style-name="T1"> φροντίζοντας να την διατηρεί πάντα σταθερή και ευθεία μπροστά.</text:span></text:p>
      <text:p text:style-name="P4"/>
      <text:p text:style-name="P7"><text:span text:style-name="T2">Παράλληλα</text:span><text:span text:style-name="T1"> στην παρούσα εξέλιξη του </text:span><text:span text:style-name="T2">θα μετράει</text:span><text:span text:style-name="T1"> </text:span><text:span text:style-name="T2">και θα μεταδίδει στο κέντρο έλεγχου</text:span><text:span text:style-name="T1"> τα κάτωθι.</text:span></text:p>
      <text:p text:style-name="P4"/>
      <text:p text:style-name="P5"><text:span text:style-name="T2">Α) Τοπική θερμοκρασία.</text:span></text:p>
      <text:p text:style-name="P5"><text:span text:style-name="T2">Β) <text:s/>Θερμική απεικόνιση <text:s/>ακτινοβολούμενης θερμότητας</text:span></text:p>
      <text:p text:style-name="P5"><text:span text:style-name="T2">Γ) <text:s/>Γενική </text:span><text:bookmark-start text:name="__DdeLink__132_2724052227"/><text:span text:style-name="T2">Ακτινοβολούμενη θερμότητα</text:span><text:bookmark-end text:name="__DdeLink__132_2724052227"/><text:span text:style-name="T2"> από το θερμικό φορτίο.</text:span></text:p>
      <text:p text:style-name="P5"><text:span text:style-name="T2">Δ) Θέση μέγιστης θερμικής ακτινοβολίας στον ορίζοντα.</text:span></text:p>
      <text:p text:style-name="P5"><text:span text:style-name="T2">Ε) Φωταύγεια περιβάλλοντος.</text:span></text:p>
      <text:p text:style-name="P5"><text:span text:style-name="T2">ΣΤ) Απόσταση αντικειμένων μπροστά και πίσω.</text:span></text:p>
      <text:p text:style-name="P5"><text:span text:style-name="T2">Ζ) Ταχύτητα κίνησης ερπυστριών.</text:span></text:p>
      <text:p text:style-name="P4"/>
      <text:p text:style-name="P5"><text:span text:style-name="T1"><text:tab/></text:span><text:span text:style-name="T2">Από την εμπειρία των περασμένων ετών σχεδιάζεται τυπωμένο ηλεκτρονικό κύκλωμα ( Gym62-MM3 ως ειδικό Arduino Shield )</text:span><text:span text:style-name="T1">, για την φιλοξενία των απαραίτητων ηλεκτρονικών εξαρτημάτων, με την χρήση του Ανοιχτού λογισμικού KiCad EDA.</text:span></text:p>
      <text:p text:style-name="P4"/>
      <text:p text:style-name="P5"><text:span text:style-name="T1"><text:tab/>Αναπτύσσεται </text:span><text:span text:style-name="T2">ειδικό Firmware για την αυτόματη πλοήγηση του ρομπότ</text:span><text:span text:style-name="T1"> με την χρήση συναρτήσεων για κάθε επιμέρους λειτουργία.</text:span></text:p>
      <text:p text:style-name="P3"/>
      <text:p text:style-name="P5"><text:span text:style-name="T2"><text:tab/></text:span><text:span text:style-name="T1">Αναπτύσσεται </text:span><text:span text:style-name="T2">ειδικό Software, για την απεικόνιση των δεδομένων σε πραγματικό χρόνο, <text:s/>και για την τροποποίηση των ρυθμίσεων της αυτόματης πλοήγησης</text:span><text:span text:style-name="T1">. </text:span><text:span text:style-name="T2"><text:tab/></text:span><text:span text:style-name="T1">Το Software αναπτύσσεται σε περιβάλλον Java Language για την εύκολη εφαρμογή του σε οποιοδήποτε λειτουργικό σύστημα.</text:span></text:p>
      <text:p text:style-name="P5"><text:span text:style-name="T2"><text:tab/></text:span></text:p>
      <text:p text:style-name="P5"><text:span text:style-name="T1"><text:tab/></text:span><text:span text:style-name="T2">Οι μαθητές πού λαμβάνουν μέρος σε αυτό το έργο συμμετέχουν <text:s/>ενεργά σε όλες τις διαδικασίες,</text:span><text:span text:style-name="T1"> εκτός του σχεδιασμού του τυπωμένου κυκλώματος, </text:span><text:span text:style-name="T2">και είναι σε θέσει να αναπαράγουν και να επεξηγήσουν οποιαδήποτε από αυτές.</text:span></text:p>
      <text:p text:style-name="P5"><text:span text:style-name="T1"><text:s/></text:span></text:p>
      <text:p text:style-name="P4"/>
      <text:p text:style-name="P5"><text:span text:style-name="T2">Η ομάδα Ρομποτικής του 62</text:span><text:span text:style-name="T7">ου</text:span><text:span text:style-name="T2"> Γυμνασίου της Αθήνας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uter Teacher</meta:initial-creator>
    <meta:editing-cycles>27</meta:editing-cycles>
    <meta:creation-date>2018-11-27T14:50:00</meta:creation-date>
    <dc:date>2018-12-04T18:23:00.987000000</dc:date>
    <dc:language>en-US</dc:language>
    <meta:editing-duration>PT3H26M43S</meta:editing-duration>
    <meta:generator>LibreOffice/5.2.2.2$Windows_X86_64 LibreOffice_project/8f96e87c890bf8fa77463cd4b640a2312823f3ad</meta:generator>
    <meta:document-statistic meta:table-count="0" meta:image-count="0" meta:object-count="0" meta:page-count="2" meta:paragraph-count="35" meta:word-count="613" meta:character-count="4357" meta:non-whitespace-character-count="37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